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0b69f5"/>
    </style:style>
    <style:style style:name="P2" style:family="paragraph" style:parent-style-name="Standard">
      <style:text-properties officeooo:paragraph-rsid="00059b13"/>
    </style:style>
    <style:style style:name="P3" style:family="paragraph" style:parent-style-name="Standard">
      <style:text-properties officeooo:rsid="000be22e" officeooo:paragraph-rsid="000be22e"/>
    </style:style>
    <style:style style:name="P4" style:family="paragraph" style:parent-style-name="Standard">
      <style:text-properties officeooo:paragraph-rsid="000be22e"/>
    </style:style>
    <style:style style:name="P5" style:family="paragraph" style:parent-style-name="Standard" style:master-page-name="Standard">
      <style:paragraph-properties style:page-number="1"/>
      <style:text-properties officeooo:rsid="000b0d96" officeooo:paragraph-rsid="000b0d96"/>
    </style:style>
    <style:style style:name="P6" style:family="paragraph" style:parent-style-name="Standard">
      <style:text-properties officeooo:rsid="0002ef3a" officeooo:paragraph-rsid="0002ef3a"/>
    </style:style>
    <style:style style:name="P7" style:family="paragraph" style:parent-style-name="Standard">
      <style:text-properties officeooo:rsid="000bf865" officeooo:paragraph-rsid="000bf865"/>
    </style:style>
    <style:style style:name="P8" style:family="paragraph" style:parent-style-name="Standard">
      <style:text-properties officeooo:paragraph-rsid="000be22e"/>
    </style:style>
    <style:style style:name="T1" style:family="text">
      <style:text-properties officeooo:rsid="000b69f5"/>
    </style:style>
    <style:style style:name="T2" style:family="text">
      <style:text-properties officeooo:rsid="0002ef3a"/>
    </style:style>
    <style:style style:name="T3" style:family="text">
      <style:text-properties officeooo:rsid="000be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voice.Amount" text:name="py3o.item.Amount"/>
        <text:user-field-decl office:value-type="string" office:string-value="Invoice.Currency" text:name="py3o.item.Currency"/>
      </text:user-field-decls>
      <text:p text:style-name="P7">Aenean neque dolor, consectetur ut ante mollis, congue fermentum libero. Suspendisse tincidunt et augue a congue. Donec mauris eros, viverra sed lorem ut, accumsan fringilla lectus. Aliquam in orci consequat, consequat leo non, bibendum purus. Nulla fringilla justo diam, nec consectetur urna egestas nec. Vestibulum rhoncus auctor vulputate. Aliquam volutpat risus magna, ac pellentesque lectus tincidunt nec. Vivamus vestibulum ornare leo quis gravida. Praesent ligula ipsum, iaculis sed magna nec, vestibulum aliquam ex. Curabitur congue libero vel sem volutpat mollis pellentesque a ligula. Sed scelerisque nisl et urna sollicitudin, ac euismod tellus maximus. Duis aliquet rhoncus mauris, nec facilisis mauris suscipit eu. Sed nec felis ullamcorper, dictum erat nec, mollis eros. Aliquam elementum consequat finibus.</text:p>
      <text:p text:style-name="P7"/>
      <text:p text:style-name="P7">Maecenas nec scelerisque tortor. Fusce aliquam elit a malesuada volutpat. Quisque consequat gravida laoreet. Mauris convallis nunc sed dui facilisis vestibulum. Class aptent taciti sociosqu ad litora torquent per conubia nostra, per inceptos himenaeos. Nunc et tempus felis. Vestibulum nec posuere felis, ut venenatis erat. Etiam cursus ultricies tincidunt. Fusce laoreet placerat tempor. Mauris fringilla suscipit dolor, eget maximus eros molestie ac. Integer elementum nisi vel felis dapibus semper. Nulla sollicitudin at dolor eu egestas. Donec vitae turpis sed augue blandit sollicitudin et at purus. Vivamus gravida maximus enim, eu egestas nibh pharetra id. Phasellus blandit erat nec ante egestas congue. Nunc gravida lacus ut ante congue, non consequat nunc consequat.</text:p>
      <text:p text:style-name="P6"/>
      <text:p text:style-name="P3">Lorem ipsum dolor sit amet, consectetur adipiscing elit. Cras a faucibus nisl, a facilisis felis. Curabitur ex enim, bibendum vel volutpat eget, ornare nec nunc. Sed imperdiet, felis sed aliquam consectetur, tellus tellus venenatis elit, eu convallis nisi eros at risus. Etiam sagittis velit elit, et condimentum libero semper id. Etiam eget orci dui. Vivamus viverra non metus non porta. Nulla bibendum leo eu molestie laoreet. Phasellus consectetur aliquet ex posuere pretium. Fusce in massa maximus, convallis elit id, scelerisque magna. Nulla non odio lorem. Ut gravida diam vel dui rutrum, vulputate viverra orci ultricies.</text:p>
      <text:p text:style-name="P3"/>
      <text:p text:style-name="P3">Nam vitae sodales lorem, a porttitor justo. Mauris porta tempor fringilla. Mauris tempus justo id ex bibendum, id interdum lectus posuere. Integer sagittis metus vitae leo vestibulum, a iaculis sapien egestas. Vestibulum ultrices ipsum ut elementum tempus. Pellentesque habitant morbi tristique senectus et netus et malesuada fames ac turpis egestas. Vestibulum cursus imperdiet dolor, at rhoncus libero. Vestibulum eget sem sit amet nunc sagittis fermentum et quis ligula. Suspendisse mattis consectetur ipsum, mollis tristique nulla blandit eget. Sed ut porttitor nisi, at interdum magna. Aenean facilisis, nisi vel placerat euismod, lacus arcu imperdiet enim, sed rhoncus orci ex eget libero.</text:p>
      <text:p text:style-name="P3"/>
      <text:p text:style-name="P4"><text:span text:style-name="T3">Integer id ligula ut augue tincidunt dapibus rutrum id nisl. Donec ipsum est, malesuada vitae dui fermentum, dictum posuere metus. Donec ultricies erat nisl, ac auctor mi congue non. Aliquam vitae sapien at dolor volutpat lacinia. Nulla euismod est ut orci tempor consectetur eu a enim. Etiam ex nisl, gravida ut urna eu, hendrerit tristique quam. Pellentesque volutpat dui sit amet convallis faucibus. Sed in mi efficitur, ultrices quam ac, ullamcorper erat. Sed id vehicula mauris. Cras quis mauris eget arcu elementum sollicitudin. Fusce in ante justo. Praesent lobortis dui et urna aliquam elementum. Sed et imperdiet diam. Proin aliquet semper tellus consectetur tempor. Phasellus laoreet hendrerit nunc at pulvinar.</text:span></text:p>
      <text:p text:style-name="P4"/>
      <text:p text:style-name="P4"/>
      <text:p text:style-name="P4"/>
      <text:h text:style-name="Heading_20_2" text:outline-level="2"><text:soft-page-break/>This is some title that should not disappear</text:h>
      <text:p text:style-name="P3">Integer id ligula ut augue tincidunt dapibus rutrum id nisl. Donec ipsum est, malesuada vitae dui fermentum, dictum posuere metus. Donec ultricies erat nisl, ac auctor mi congue non. Aliquam vitae sapien at dolor volutpat lacinia. Nulla euismod est ut orci tempor consectetur eu a enim. Etiam ex nisl, gravida ut urna eu, hendrerit tristique quam. Pellentesque volutpat dui sit amet convallis faucibus. Sed in mi efficitur, ultrices quam ac, ullamcorper erat. Sed id vehicula mauris. Cras quis mauris eget arcu elementum sollicitudin. Fusce in ante justo. Praesent lobortis dui et urna aliquam elementum. Sed et imperdiet diam. Proin aliquet semper tellus consectetur tempor. Phasellus laoreet hendrerit nunc at pulvinar.</text:p>
      <text:p text:style-name="P3"/>
      <text:p text:style-name="P4"><text:a xlink:type="simple" xlink:href="py3o://for=%22item%20in%20items%22" text:style-name="Internet_20_link" text:visited-style-name="Visited_20_Internet_20_Link"><text:span text:style-name="T2">for="item in items"</text:span></text:a></text:p>
      <text:p text:style-name="P3"><text:span text:style-name="T2">Invoice </text:span><text:span text:style-name="T2"><text:user-field-get text:name="py3o.item.Amount">Invoice.Amount</text:user-field-get></text:span><text:span text:style-name="T2"> for a total of </text:span><text:span text:style-name="T2"><text:user-field-get text:name="py3o.item.Amount">Invoice.Amount</text:user-field-get></text:span><text:span text:style-name="T2"> </text:span><text:span text:style-name="T2"><text:user-field-get text:name="py3o.item.Currency">Invoice.Currency</text:user-field-get></text:span></text:p>
      <text:p text:style-name="P5"/>
      <text:p text:style-name="P2"><text:a xlink:type="simple" xlink:href="py3o:///for" text:style-name="Internet_20_link" text:visited-style-name="Visited_20_Internet_20_Link"><text:span text:style-name="T2">/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b69f5"/>
    </style:style>
    <style:style style:name="MT1" style:family="text">
      <style:text-properties officeooo:rsid="000b69f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span text:style-name="MT1"><text:page-number text:select-page="current">1</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Aide</meta:initial-creator>
    <meta:creation-date>2013-11-18T14:09:18</meta:creation-date>
    <dc:date>2015-11-16T12:02:19.356627812</dc:date>
    <meta:editing-duration>PT11M9S</meta:editing-duration>
    <meta:editing-cycles>13</meta:editing-cycles>
    <meta:generator>LibreOffice/4.4.5.2$Linux_X86_64 LibreOffice_project/40m0$Build-2</meta:generator>
    <meta:document-statistic meta:table-count="0" meta:image-count="0" meta:object-count="0" meta:page-count="3" meta:paragraph-count="11" meta:word-count="663" meta:character-count="4506" meta:non-whitespace-character-count="3854"/>
  </office:meta>
</office:document-meta>
</file>